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23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2.843cm"/>
    </style:style>
    <style:style style:name="co7" style:family="table-column">
      <style:table-column-properties fo:break-before="auto" style:column-width="7.1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yerWeapon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amage</text:p>
          </table:table-cell>
          <table:covered-table-cell/>
          <table:table-cell table:style-name="ce1" office:value-type="string" calcext:value-type="string" table:number-columns-spanned="1" table:number-rows-spanned="2">
            <text:p>Attack Speed</text:p>
          </table:table-cell>
          <table:table-cell table:style-name="ce1" office:value-type="string" calcext:value-type="string" table:number-columns-spanned="1" table:number-rows-spanned="2">
            <text:p>Attack Style</text:p>
          </table:table-cell>
          <table:table-cell table:style-name="ce1" office:value-type="string" calcext:value-type="string" table:number-columns-spanned="1" table:number-rows-spanned="2">
            <text:p>2-Handed</text:p>
          </table:table-cell>
          <table:table-cell table:style-name="ce1" office:value-type="string" calcext:value-type="string" table:number-columns-spanned="1" table:number-rows-spanned="2">
            <text:p>Range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st small double slash in front of play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est</text:p>
          </table:table-cell>
        </table:table-row>
        <table:table-row table:style-name="ro1">
          <table:table-cell office:value-type="string" calcext:value-type="string">
            <text:p>1-Handed Swo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ash in curve in front of play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a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ound circle in fron of play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1-Handed Ax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 in curve in front of play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2-Handed Spea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 Pierce in front of pla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2-Handed Ax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 slash in curve in front of pla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2-Handed Swo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 slash in curve in front of pla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rrow in fron of pla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Crossbo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l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nge</text:p>
          </table:table-cell>
        </table:table-row>
      </table:table>
      <table:table table:name="Enchantments" table:style-name="ta1"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Weapon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Enchantment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rm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Minor_Min_Dam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Minor_Max_Dam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_Dam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x_Dam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jor_Max_Dam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jor_Min_Dam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</table:table>
      <table:table table:name="Resourc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Copper</text:p>
          </table:table-cell>
          <table:table-cell office:value-type="string" calcext:value-type="string">
            <text:p>Upgrade von Waffen der Stufe 1-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on</text:p>
          </table:table-cell>
          <table:table-cell office:value-type="string" calcext:value-type="string">
            <text:p>Upgrade von Waffen der Stufe 4-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hril</text:p>
          </table:table-cell>
          <table:table-cell office:value-type="string" calcext:value-type="string">
            <text:p>Upgrade von Waffen der Stufe 8-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amantium</text:p>
          </table:table-cell>
          <table:table-cell office:value-type="string" calcext:value-type="string">
            <text:p>Upgrade von Waffen der Stufe 12-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Upgrade von Gebäud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Upgrade von Gebäud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on Herbs</text:p>
          </table:table-cell>
          <table:table-cell office:value-type="string" calcext:value-type="string">
            <text:p>Brauen und Upgrade von Tränk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re Herbs</text:p>
          </table:table-cell>
          <table:table-cell office:value-type="string" calcext:value-type="string">
            <text:p>Brauen und Upgrade von Tränk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endary Herbs</text:p>
          </table:table-cell>
          <table:table-cell office:value-type="string" calcext:value-type="string">
            <text:p>Brauen und Upgrade von Tränken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Weapons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Mithril</text:p>
          </table:table-cell>
          <table:table-cell office:value-type="string" calcext:value-type="string">
            <text:p>Adamantiu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.00.0000</text:date>, <text:time style:data-style-name="N2" text:time-value="19:51:38.535887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22:55:27.663167000</meta:creation-date>
    <meta:generator>LibreOffice/25.2.4.3$Windows_X86_64 LibreOffice_project/33e196637044ead23f5c3226cde09b47731f7e27</meta:generator>
    <dc:date>2025-08-14T21:04:26.113262100</dc:date>
    <meta:editing-duration>PT1H21M27S</meta:editing-duration>
    <meta:editing-cycles>7</meta:editing-cycles>
    <meta:document-statistic meta:table-count="3" meta:cell-count="157" meta:object-count="0"/>
  </office:meta>
</office:document-meta>
</file>